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2, 2021 (04:49:2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2T20:49:41Z</meta:creation-date>
    <dc:date>2021-06-12T20:49:41Z</dc:date>
    <meta:user-defined meta:name="date" meta:value-type="string">June  12, 2021 (04:49:2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